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20.81pt"/>
    </style:style>
    <style:style style:name="co8" style:family="table-column">
      <style:table-column-properties fo:break-before="auto" style:column-width="75.86pt"/>
    </style:style>
    <style:style style:name="co9" style:family="table-column">
      <style:table-column-properties fo:break-before="auto" style:column-width="89.01pt"/>
    </style:style>
    <style:style style:name="co10" style:family="table-column">
      <style:table-column-properties fo:break-before="auto" style:column-width="25.7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4" style:family="table-cell" style:parent-style-name="Default">
      <style:table-cell-properties style:text-align-source="value-type" style:repeat-content="false"/>
      <style:paragraph-properties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log2018-04-20-shor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ce2"/>
        <table:table-column table:style-name="co3" table:default-cell-style-name="Default"/>
        <table:table-column table:style-name="co6" table:default-cell-style-name="ce2"/>
        <table:table-column table:style-name="co7" table:default-cell-style-name="ce5"/>
        <table:table-column table:style-name="co6" table:default-cell-style-name="ce2"/>
        <table:table-column table:style-name="co7" table:default-cell-style-name="ce5"/>
        <table:table-column table:style-name="co6" table:default-cell-style-name="ce2"/>
        <table:table-column table:style-name="co7" table:default-cell-style-name="ce5"/>
        <table:table-column table:style-name="co8" table:default-cell-style-name="ce2"/>
        <table:table-column table:style-name="co7" table:default-cell-style-name="ce5"/>
        <table:table-column table:style-name="co9" table:default-cell-style-name="ce2"/>
        <table:table-column table:style-name="co7" table:default-cell-style-name="ce5"/>
        <table:table-column table:style-name="co9" table:default-cell-style-name="ce2"/>
        <table:table-column table:style-name="co7" table:default-cell-style-name="ce5"/>
        <table:table-column table:style-name="co10" table:default-cell-style-name="Default"/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2"/>
          <table:table-cell/>
        </table:table-row>
        <table:table-row table:style-name="ro1">
          <table:table-cell table:number-columns-repeated="20"/>
        </table:table-row>
        <table:table-row table:style-name="ro2">
          <table:table-cell/>
          <table:table-cell office:value-type="string" calcext:value-type="string">
            <text:p>Flow = 1lpm</text:p>
          </table:table-cell>
          <table:table-cell/>
          <table:table-cell table:style-name="ce3" office:value-type="string" calcext:value-type="string">
            <text:p>Humidifier water height = 3cm</text:p>
          </table:table-cell>
          <table:table-cell/>
          <table:table-cell table:style-name="ce3" office:value-type="string" calcext:value-type="string">
            <text:p>Humidifier water surface area = OPEN</text:p>
          </table:table-cell>
          <table:table-cell table:number-columns-repeated="2"/>
          <table:table-cell office:value-type="string" calcext:value-type="string">
            <text:p>PEEP = 2c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uration: 5 min</text:p>
          </table:table-cell>
          <table:table-cell table:number-columns-repeated="10"/>
          <table:table-cell table:formula="of:=AVERAGE([.M6:.M56])" office:value-type="float" office:value="78.1176470588235" calcext:value-type="float">
            <text:p>78.1176470588235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Q135 value: </text:p>
          </table:table-cell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Q135 value: 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Q135 value: 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Q135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Q135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Q135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Q135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Q135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Q2 value: 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Q5 value: 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Q135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Q2 value: 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Q5 value: 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Q135 value: 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Q2 value: 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Q5 value: 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Q135 value: 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Q2 value: 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Q5 value: 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Q135 value: 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Q2 value: 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Q5 value: 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Q135 value: 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Q2 value: 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MQ5 value: 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Q135 value: 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Q2 value: 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MQ5 value: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Q135 value: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MQ135 value: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Q2 value: 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MQ5 value: 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MQ135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MQ135 value: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Q2 value: 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MQ5 value: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Q135 value: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Q2 value: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Q5 value: 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Q135 value: 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Q135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Q2 value: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Q5 value: 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Q2 value: 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Q5 value: 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MQ135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Q135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Q2 value: 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MQ5 value: 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Q2 value: 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MQ5 value: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Q135 value: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Q2 value: 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MQ5 value: 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Q135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Q2 value: 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Q5 value: 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MQ135 value: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Q2 value: 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Q5 value: 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MQ135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Q2 value: 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Q5 value: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MQ135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Q2 value: 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MQ5 value: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Q135 value: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Q2 value: 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MQ5 value: 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MQ135 value: 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Q2 value: 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MQ5 value: 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MQ135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Q2 value: 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Q5 value: 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MQ135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Q2 value: 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MQ5 value: 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MQ135 value: 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Q2 value: 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MQ5 value: 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MQ135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Q2 value: 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Q5 value: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MQ135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office:value-type="string" calcext:value-type="string">
            <text:p>Flow = 2lpm</text:p>
          </table:table-cell>
          <table:table-cell/>
          <table:table-cell table:style-name="ce3" office:value-type="string" calcext:value-type="string">
            <text:p>Humidifier water height = 3cm</text:p>
          </table:table-cell>
          <table:table-cell/>
          <table:table-cell table:style-name="ce3" office:value-type="string" calcext:value-type="string">
            <text:p>Humidifier water surface area = OPEN</text:p>
          </table:table-cell>
          <table:table-cell table:number-columns-repeated="2"/>
          <table:table-cell office:value-type="string" calcext:value-type="string">
            <text:p>PEEP = 2c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uration: 5 min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Q135 value: 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Q135 value: 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MQ135 value: 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MQ135 value: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MQ135 value: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MQ135 value: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MQ135 value: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MQ135 value: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MQ135 value: 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MQ135 value: 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Q135 value: 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Q135 value: 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Q135 value: 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Q135 value: 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umidity2: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Humidity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*C 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Flow = 3lpm</text:p>
          </table:table-cell>
          <table:table-cell/>
          <table:table-cell office:value-type="string" calcext:value-type="string">
            <text:p>Humidifier water height = 3cm</text:p>
          </table:table-cell>
          <table:table-cell/>
          <table:table-cell office:value-type="string" calcext:value-type="string">
            <text:p>Humidifier water surface area = OPEN</text:p>
          </table:table-cell>
          <table:table-cell table:number-columns-repeated="2"/>
          <table:table-cell office:value-type="string" calcext:value-type="string">
            <text:p>PEEP = 2c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uration: 5 min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Q2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Q2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Q2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Q2 value: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Q2 value: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Q2 value: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Q2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Q2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Q2 value: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Q2 value: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Q2 value: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Q2 value: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Q2 value: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Q2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Q2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Q2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Q2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Q2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Q2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Q2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Q2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*C 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Flow = 4lpm</text:p>
          </table:table-cell>
          <table:table-cell/>
          <table:table-cell office:value-type="string" calcext:value-type="string">
            <text:p>Humidifier water height = 3cm</text:p>
          </table:table-cell>
          <table:table-cell/>
          <table:table-cell office:value-type="string" calcext:value-type="string">
            <text:p>Humidifier water surface area = OPEN</text:p>
          </table:table-cell>
          <table:table-cell table:number-columns-repeated="2"/>
          <table:table-cell office:value-type="string" calcext:value-type="string">
            <text:p>PEEP = 2c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uration: 5 min</text:p>
          </table:table-cell>
          <table:table-cell table:number-columns-repeated="10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Q2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Q2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Q2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Q2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Q2 value: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Q2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Q2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Q5 value: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Q135 value: 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Q2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MQ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Q135 value: 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Q2 value: 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Q5 value: 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MQ135 value: 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Q2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Q5 value: 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Q135 value: 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Q2 value: 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Q5 value: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Q135 value: 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Q2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Q5 value: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Q135 value: 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Q2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Q5 value: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Q135 value: 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Q2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MQ5 value: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Q135 value: 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Q2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MQ5 value: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Q135 value: 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Q2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MQ5 value: 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Q135 value: 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Q2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MQ5 value: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MQ135 value: 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Q2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Q2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Q2 value: 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Q2 value: 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MQ5 value: 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Q135 value: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Q2 value: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Q2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Q2 value: 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Q2 value: 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MQ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Q135 value: 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Q2 value: 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MQ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Q135 value: 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Q2 value: 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MQ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Q135 value: 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Q2 value: 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Q2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Q2 value: 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MQ5 value: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MQ135 value: 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Q2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MQ5 value: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MQ135 value: 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Q2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Q2 value: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Q2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MQ5 value: 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Q135 value: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Q2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MQ5 value: 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Q135 value: 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Q2 value: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Q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Q135 value: 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Q2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Q5 value: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Q135 value: 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Q2 value: 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Q5 value: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Q135 value: 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Q2 value: 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Q5 value: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Q135 value: 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Q2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Q5 value: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Q135 value: 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Q2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MQ5 value: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Q135 value: 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Q2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Q5 value: 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MQ135 value: 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Q2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Q5 value: 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MQ135 value: 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Q2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Q5 value: 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MQ135 value: 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Q2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Q5 value: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Q135 value: 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Q2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Q5 value: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Q135 value: 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Q2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Q5 value: 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Q135 value: 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Q2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Q5 value: 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MQ135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mperature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*C 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Flow = 5lpm</text:p>
          </table:table-cell>
          <table:table-cell/>
          <table:table-cell office:value-type="string" calcext:value-type="string">
            <text:p>Humidifier water height = 3cm</text:p>
          </table:table-cell>
          <table:table-cell/>
          <table:table-cell office:value-type="string" calcext:value-type="string">
            <text:p>Humidifier water surface area = OPEN</text:p>
          </table:table-cell>
          <table:table-cell table:number-columns-repeated="2"/>
          <table:table-cell office:value-type="string" calcext:value-type="string">
            <text:p>PEEP = 2c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uration: 5 min</text:p>
          </table:table-cell>
          <table:table-cell table:number-columns-repeated="10"/>
          <table:table-cell table:formula="of:=AVERAGE([.M230:.M280])" office:value-type="float" office:value="90.843137254902" calcext:value-type="float">
            <text:p>90.84313725490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Q2 value: 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Q2 value: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Q2 value: 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Q2 value: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Q2 value: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Q2 value: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Q2 value: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Q2 value: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Q2 value: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Q2 value: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*C 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Flow = 6lpm</text:p>
          </table:table-cell>
          <table:table-cell/>
          <table:table-cell office:value-type="string" calcext:value-type="string">
            <text:p>Humidifier water height = 3cm</text:p>
          </table:table-cell>
          <table:table-cell/>
          <table:table-cell office:value-type="string" calcext:value-type="string">
            <text:p>Humidifier water surface area = OPE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uration: 5 min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Q2 value: 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Q2 value: 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Q2 value: 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Q2 value: 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Q2 value: 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MQ5 value: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Q135 value: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Q135 value: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Q2 value: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Q5 value: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Q135 value: 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Q2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Q2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Q2 value: 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Q2 value: 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MQ5 value: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Q135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Q2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Q2 value: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Q2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MQ5 value: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Q135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Q2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Q2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Q2 value: 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Q2 value: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Q5 value: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Q135 value: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Q2 value: 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Q2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Q2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Q2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Q2 value: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Q2 value: 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Q2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Q2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Q2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Q2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Q2 value: 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Q2 value: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Q2 value: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Q2 value: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Q2 value: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Q2 value: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Q2 value: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Flow = 7lpm</text:p>
          </table:table-cell>
          <table:table-cell/>
          <table:table-cell office:value-type="string" calcext:value-type="string">
            <text:p>Humidifier water height = 3cm</text:p>
          </table:table-cell>
          <table:table-cell/>
          <table:table-cell office:value-type="string" calcext:value-type="string">
            <text:p>Humidifier water surface area = OPE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uration: 5 min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Q2 value: 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Q2 value: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Q2 value: 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Q2 value: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Q2 value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Q2 value: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Q2 value: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Q2 value: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Q2 value: 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Q2 value: 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Q2 value: 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Q2 value: 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Q2 value: 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Q2 value: 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Q2 value: 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Q2 value: 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Q2 value: 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Q2 value: 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Q2 value: 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Q2 value: 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Q2 value: 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Q2 value: 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Q2 value: 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Q2 value: 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Q2 value: 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Q2 value: 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Q2 value: 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Q2 value: 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Q2 value: 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Q5 value: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Q2 value: 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Q5 value: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Q2 value: 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Q5 value: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Q2 value: 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Q2 value: 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Humidity0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Q2 value: 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Q2 value: 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Q2 value: 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Q2 value: 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Q2 value: 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Q2 value: 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Q2 value: 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Q2 value: 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Q2 value: 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Q5 value: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Flow = 8lpm</text:p>
          </table:table-cell>
          <table:table-cell/>
          <table:table-cell office:value-type="string" calcext:value-type="string">
            <text:p>Humidifier water height = 3cm</text:p>
          </table:table-cell>
          <table:table-cell/>
          <table:table-cell office:value-type="string" calcext:value-type="string">
            <text:p>Humidifier water surface area = OPE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uration: 5 min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Q2 value: 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Q5 value: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Q2 value: 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Q5 value: 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Q2 value: 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Q5 value: 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Q2 value: 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Q5 value: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Q2 value: 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Q5 value: 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Q2 value: 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Q5 value: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Q2 value: 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Q5 value: 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Q2 value: 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Q5 value: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Q2 value: 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Q5 value: 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Q2 value: 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Q5 value: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Q135 value: 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Q2 value: 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Q5 value: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Q135 value: 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Q2 value: 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Q5 value: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Q2 value: 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Q2 value: 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MQ5 value: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Q2 value: 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Q2 value: 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Q2 value: 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Q2 value: 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Q2 value: 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Q2 value: 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Q2 value: 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Q2 value: 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Q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Q2 value: 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Q2 value: 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Q2 value: 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Flow = 9lpm</text:p>
          </table:table-cell>
          <table:table-cell/>
          <table:table-cell office:value-type="string" calcext:value-type="string">
            <text:p>Humidifier water height = 3cm</text:p>
          </table:table-cell>
          <table:table-cell/>
          <table:table-cell office:value-type="string" calcext:value-type="string">
            <text:p>Humidifier water surface area = OPE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uration: 5 min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Q2 value: 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Q2 value: 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Q2 value: 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Q2 value: 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Q2 value: 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Q2 value: 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Q2 value: 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Q2 value: 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Q2 value: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Q2 value: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Q2 value: 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Q2 value: 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Q2 value: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Q2 value: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Q2 value: 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Q2 value: 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Q2 value: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Q2 value: 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Q135 value: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Flow = 10lpm</text:p>
          </table:table-cell>
          <table:table-cell/>
          <table:table-cell office:value-type="string" calcext:value-type="string">
            <text:p>Humidifier water height = 3cm</text:p>
          </table:table-cell>
          <table:table-cell/>
          <table:table-cell office:value-type="string" calcext:value-type="string">
            <text:p>Humidifier water surface area = OPE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uration: 5 min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Q2 value: 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Q2 value: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Q2 value: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Q2 value: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Q2 value: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Q2 value: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Q2 value: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Q2 value: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Q2 value: 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Q2 value: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Q2 value: 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Q2 value: 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Q2 value: 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Q2 value: 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Q135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Q135 value: 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Q2 value: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Q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Q135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Q2 value: 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MQ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Q135 value: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Humidity0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idity2: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erature0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*C </text:p>
          </table:table-cell>
        </table:table-row>
        <table:table-row table:style-name="ro1" table:number-rows-repeated="104801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/00/0000</text:date>, <text:time style:data-style-name="N2" text:time-value="15:34:33.692421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2T16:41:44.828296551</dc:date>
    <meta:editing-duration>PT41M31S</meta:editing-duration>
    <meta:editing-cycles>4</meta:editing-cycles>
    <meta:generator>LibreOffice/5.4.5.1$Linux_X86_64 LibreOffice_project/79c9829dd5d8054ec39a82dc51cd9eff340dbee8</meta:generator>
    <meta:document-statistic meta:table-count="1" meta:cell-count="10247" meta:object-count="0"/>
  </office:meta>
</office:document-meta>
</file>